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83000002DC877EC9C7EA0AA671.png" manifest:media-type="image/png"/>
  <manifest:file-entry manifest:full-path="Pictures/10000001000005D9000001CB8F10B4814D47F70B.png" manifest:media-type="image/png"/>
  <manifest:file-entry manifest:full-path="Pictures/10000001000005BB000001BFAED47C30059F4772.png" manifest:media-type="image/png"/>
  <manifest:file-entry manifest:full-path="Pictures/100000010000058F000001BAB4C8D25EBBBB51C8.png" manifest:media-type="image/png"/>
  <manifest:file-entry manifest:full-path="Pictures/10000001000005A400000139599BFE0C59492F2B.png" manifest:media-type="image/png"/>
  <manifest:file-entry manifest:full-path="Pictures/100000010000059B000002F75C7E4D9D56B78DB9.png" manifest:media-type="image/png"/>
  <manifest:file-entry manifest:full-path="Pictures/1000000100000595000001B23E649087AAD2CC5B.png" manifest:media-type="image/png"/>
  <manifest:file-entry manifest:full-path="Pictures/1000000100000569000001A99E65D140B6054E99.png" manifest:media-type="image/png"/>
  <manifest:file-entry manifest:full-path="Pictures/10000001000005A8000001940DF2B9B40FD1D41B.png" manifest:media-type="image/png"/>
  <manifest:file-entry manifest:full-path="Pictures/1000000100000544000001744A9A6802F60E26C9.png" manifest:media-type="image/png"/>
  <manifest:file-entry manifest:full-path="Pictures/10000001000005BD000002C1E969B314DDAA0C8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5.212cm" draw:z-index="0"><draw:image xlink:href="Pictures/10000001000005D9000001CB8F10B4814D47F70B.png" xlink:type="simple" xlink:show="embed" xlink:actuate="onLoad" draw:mime-type="image/png"/></draw:frame><text:tab/><draw:frame draw:style-name="fr3" draw:name="Imagen2" text:anchor-type="char" svg:x="0cm" svg:y="5.211cm" svg:width="17cm" svg:height="8.818cm" draw:z-index="1"><draw:image xlink:href="Pictures/1000000100000583000002DC877EC9C7EA0AA671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Standard"><draw:frame draw:style-name="fr1" draw:name="Imagen3" text:anchor-type="char" svg:width="17cm" svg:height="3.683cm" draw:z-index="2"><draw:image xlink:href="Pictures/10000001000005A400000139599BFE0C59492F2B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n4" text:anchor-type="char" svg:width="17cm" svg:height="5.163cm" draw:z-index="3"><draw:image xlink:href="Pictures/1000000100000595000001B23E649087AAD2CC5B.png" xlink:type="simple" xlink:show="embed" xlink:actuate="onLoad" draw:mime-type="image/png"/></draw:frame></text:p>
      <text:p text:style-name="Standard"><draw:frame draw:style-name="fr2" draw:name="Imagen5" text:anchor-type="char" svg:width="17cm" svg:height="8.991cm" draw:z-index="4"><draw:image xlink:href="Pictures/100000010000059B000002F75C7E4D9D56B78DB9.png" xlink:type="simple" xlink:show="embed" xlink:actuate="onLoad" draw:mime-type="image/png"/></draw:frame><text:soft-page-break/></text:p>
      <text:p text:style-name="Standard"><draw:frame draw:style-name="fr1" draw:name="Imagen6" text:anchor-type="char" svg:width="17cm" svg:height="5.216cm" draw:z-index="5"><draw:image xlink:href="Pictures/1000000100000569000001A99E65D140B6054E99.png" xlink:type="simple" xlink:show="embed" xlink:actuate="onLoad" draw:mime-type="image/png"/></draw:frame></text:p>
      <text:p text:style-name="Standard"/>
      <text:p text:style-name="Standard"><draw:frame draw:style-name="fr1" draw:name="Imagen7" text:anchor-type="char" svg:width="17cm" svg:height="5.279cm" draw:z-index="6"><draw:image xlink:href="Pictures/100000010000058F000001BAB4C8D25EBBBB51C8.png" xlink:type="simple" xlink:show="embed" xlink:actuate="onLoad" draw:mime-type="image/png"/></draw:frame></text:p>
      <text:p text:style-name="Standard"/>
      <text:p text:style-name="Standard"><draw:frame draw:style-name="fr1" draw:name="Imagen8" text:anchor-type="char" svg:width="17cm" svg:height="4.741cm" draw:z-index="7"><draw:image xlink:href="Pictures/10000001000005A8000001940DF2B9B40FD1D41B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><draw:frame draw:style-name="fr1" draw:name="Imagen9" text:anchor-type="char" svg:width="17cm" svg:height="5.179cm" draw:z-index="8"><draw:image xlink:href="Pictures/10000001000005BB000001BFAED47C30059F4772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1" draw:name="Imagen10" text:anchor-type="char" svg:width="17cm" svg:height="4.69cm" draw:z-index="9"><draw:image xlink:href="Pictures/1000000100000544000001744A9A6802F60E26C9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1" draw:name="Imagen11" text:anchor-type="char" svg:width="17cm" svg:height="8.158cm" draw:z-index="10"><draw:image xlink:href="Pictures/10000001000005BD000002C1E969B314DDAA0C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4T12:16:18.237000000</meta:creation-date>
    <dc:date>2021-10-14T14:12:38.898000000</dc:date>
    <meta:editing-duration>PT1H36M48S</meta:editing-duration>
    <meta:editing-cycles>1</meta:editing-cycles>
    <meta:document-statistic meta:table-count="0" meta:image-count="11" meta:object-count="0" meta:page-count="3" meta:paragraph-count="5" meta:word-count="0" meta:character-count="70" meta:non-whitespace-character-count="0"/>
    <meta:generator>LibreOffice/7.2.0.4$Windows_X86_64 LibreOffice_project/9a9c6381e3f7a62afc1329bd359cc48accb6435b</meta:generator>
  </office:meta>
</office:document-meta>
</file>